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Laporan Frekuensi [detail.format_hari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Pengembalian Terlambat [detail.periode2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Berdasarkan Anggota [detail.test]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Jumlah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1:29:56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8T11:38:06.929000000</dc:date>
    <meta:editing-duration>PT2H59M7S</meta:editing-duration>
    <meta:editing-cycles>32</meta:editing-cycles>
    <meta:document-statistic meta:table-count="1" meta:cell-count="11" meta:object-count="0"/>
  </office:meta>
</office:document-meta>
</file>